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6400a"/>
    </style:style>
    <style:style style:name="P3" style:family="paragraph" style:parent-style-name="Standard">
      <style:text-properties officeooo:paragraph-rsid="002841c9"/>
    </style:style>
    <style:style style:name="P4" style:family="paragraph" style:parent-style-name="Standard">
      <style:text-properties officeooo:paragraph-rsid="002c0f20"/>
    </style:style>
    <style:style style:name="T1" style:family="text">
      <style:text-properties fo:font-size="15pt" officeooo:rsid="002029a4" style:font-size-asian="13.1000003814697pt" style:font-size-complex="15pt"/>
    </style:style>
    <style:style style:name="T2" style:family="text">
      <style:text-properties officeooo:rsid="002029a4"/>
    </style:style>
    <style:style style:name="T3" style:family="text">
      <style:text-properties officeooo:rsid="00259585"/>
    </style:style>
    <style:style style:name="T4" style:family="text">
      <style:text-properties officeooo:rsid="002841c9"/>
    </style:style>
    <style:style style:name="T5" style:family="text">
      <style:text-properties officeooo:rsid="002c0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tuces</text:span></text:p>
      <text:p text:style-name="Standard"/>
      <text:p text:style-name="Standard"/>
      <text:p text:style-name="Standard">- <text:span text:style-name="T2">Bosser sur le long terme (combiné au sport) / Coder tous les jours / Avoir une routine </text:span></text:p>
      <text:p text:style-name="P2">- <text:span text:style-name="T3">La règle des 20 minutes (quand on a la flemme faire juste 20 minutes ) </text:span></text:p>
      <text:p text:style-name="P3"><text:span text:style-name="T3">- Pomodoro <text:s/>: <text:s/>https://pomodoro-tracker.com/?lang=fr</text:span></text:p>
      <text:p text:style-name="P4">- <text:span text:style-name="T4">se pauser constamment la question pourquoi / être très curieux</text:span></text:p>
      <text:p text:style-name="P4">- <text:span text:style-name="T5">etre tres organisé</text:span></text:p>
      <text:p text:style-name="P4">-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2:36:37.501567320</meta:creation-date>
    <meta:generator>LibreOffice/6.0.7.3$Linux_X86_64 LibreOffice_project/00m0$Build-3</meta:generator>
    <dc:date>2019-10-13T13:36:06.490736450</dc:date>
    <meta:editing-duration>PT49M13S</meta:editing-duration>
    <meta:editing-cycles>14</meta:editing-cycles>
    <meta:document-statistic meta:table-count="0" meta:image-count="0" meta:object-count="0" meta:page-count="1" meta:paragraph-count="7" meta:word-count="55" meta:character-count="416" meta:non-whitespace-character-count="254"/>
  </office:meta>
</office:document-meta>
</file>